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11bdd" officeooo:paragraph-rsid="00211bdd"/>
    </style:style>
    <style:style style:name="P2" style:family="paragraph" style:parent-style-name="Standard" style:list-style-name="L1">
      <style:text-properties style:font-name="Arial" officeooo:rsid="0027ad5e" officeooo:paragraph-rsid="0027ad5e"/>
    </style:style>
    <style:style style:name="P3" style:family="paragraph" style:parent-style-name="Standard" style:list-style-name="L1">
      <style:text-properties style:font-name="Arial" officeooo:rsid="002857b7" officeooo:paragraph-rsid="002857b7"/>
    </style:style>
    <style:style style:name="P4" style:family="paragraph" style:parent-style-name="Standard" style:list-style-name="L1">
      <style:text-properties style:font-name="Arial" officeooo:rsid="002e6b6b" officeooo:paragraph-rsid="002e6b6b"/>
    </style:style>
    <style:style style:name="P5" style:family="paragraph" style:parent-style-name="Standard">
      <style:text-properties style:font-name="Arial" officeooo:rsid="002e6b6b" officeooo:paragraph-rsid="002e6b6b"/>
    </style:style>
    <style:style style:name="P6" style:family="paragraph" style:parent-style-name="Standard" style:list-style-name="L1">
      <style:text-properties style:font-name="Arial" officeooo:rsid="0030b5e4" officeooo:paragraph-rsid="0030b5e4"/>
    </style:style>
    <style:style style:name="P7" style:family="paragraph" style:parent-style-name="Standard">
      <style:text-properties style:font-name="Arial" officeooo:rsid="0040ec59" officeooo:paragraph-rsid="0040ec59"/>
    </style:style>
    <style:style style:name="T1" style:family="text">
      <style:text-properties officeooo:rsid="00293b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 Mensch aus der Perspektive eines Kinderarztes</text:p>
      <text:p text:style-name="P1"/>
      <text:list xml:id="list1075089382" text:style-name="L1">
        <text:list-item>
          <text:p text:style-name="P2">vorallem Naturwissenschaftliches Bild</text:p>
        </text:list-item>
        <text:list-item>
          <text:p text:style-name="P3">rechtlich an Teile des Humanismus <text:span text:style-name="T1">gebunden</text:span></text:p>
        </text:list-item>
        <text:list-item>
          <text:p text:style-name="P4">möglicher Einfluss aus christlichen Weltbild</text:p>
        </text:list-item>
      </text:list>
      <text:p text:style-name="P5"/>
      <text:list xml:id="list91960428665220" text:continue-numbering="true" text:style-name="L1">
        <text:list-item>
          <text:p text:style-name="P6">Ärzte meistens durch den Willen, anderen Menschen zu helfen Arzt geworden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1-30T09:19:58.367000000</dc:date>
    <meta:editing-duration>PT54M34S</meta:editing-duration>
    <meta:editing-cycles>16</meta:editing-cycles>
    <meta:document-statistic meta:table-count="0" meta:image-count="0" meta:object-count="0" meta:page-count="1" meta:paragraph-count="5" meta:word-count="36" meta:character-count="249" meta:non-whitespace-character-count="222"/>
  </office:meta>
</office:document-meta>
</file>